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ce3" officeooo:paragraph-rsid="001e0ce3"/>
    </style:style>
    <style:style style:name="P2" style:family="paragraph" style:parent-style-name="Standard">
      <style:text-properties officeooo:rsid="001edcf9" officeooo:paragraph-rsid="001edcf9"/>
    </style:style>
    <style:style style:name="P3" style:family="paragraph" style:parent-style-name="Standard">
      <style:text-properties officeooo:rsid="0020212d" officeooo:paragraph-rsid="0020212d"/>
    </style:style>
    <style:style style:name="T1" style:family="text">
      <style:text-properties officeooo:rsid="001edc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ond question : </text:p>
      <text:p text:style-name="P1">scatter plot is same as dot plot.</text:p>
      <text:p text:style-name="P1">Colored , or color depnding on value ( scale color from red to yellow for example.)</text:p>
      <text:p text:style-name="P1">ggpairs in <text:span text:style-name="T1">ggplot2,GGally</text:span> R</text:p>
      <text:p text:style-name="P2">in python scatter matrix.</text:p>
      <text:p text:style-name="P3">Third Question : ploting and experiment man :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4:21:30.585671459</meta:creation-date>
    <meta:generator>LibreOffice/5.0.5.2$Linux_X86_64 LibreOffice_project/00m0$Build-2</meta:generator>
    <dc:date>2016-03-02T14:34:49.897974180</dc:date>
    <meta:editing-duration>PT13M19S</meta:editing-duration>
    <meta:editing-cycles>3</meta:editing-cycles>
    <meta:document-statistic meta:table-count="0" meta:image-count="0" meta:object-count="0" meta:page-count="1" meta:paragraph-count="6" meta:word-count="42" meta:character-count="233" meta:non-whitespace-character-count="196"/>
  </office:meta>
</office:document-meta>
</file>